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26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ackground-color="#ffff00" fo:padding="0.028in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0" table:allow-empty-cell="true" table:base-cell-address="Sheet1.F1">
          <table:error-message table:message-type="stop" table:display="true"/>
        </table:content-validation>
        <table:content-validation table:name="val2" table:condition="of:cell-content-is-in-list(&quot;Unknown&quot;;&quot;Day&quot;;&quot;Week&quot;;&quot;Month&quot;)" table:allow-empty-cell="true" table:display-list="unsorted" table:base-cell-address="Sheet1.G1">
          <table:error-message table:message-type="stop" table:display="true"/>
        </table:content-validation>
        <table:content-validation table:name="val3" table:condition="of:cell-content-is-in-list(&quot;Unknown&quot;;&quot;Male&quot;;&quot;Female&quot;)" table:allow-empty-cell="true" table:display-list="unsorted" table:base-cell-address="Sheet1.H1">
          <table:error-message table:message-type="stop" table:display="true"/>
        </table:content-validation>
        <table:content-validation table:name="val4" table:condition="of:cell-content-is-in-list(&quot;Unknown&quot;;&quot;Coronal&quot;;&quot;Sagital&quot;;&quot;Axial&quot;)" table:allow-empty-cell="true" table:display-list="unsorted" table:base-cell-address="Sheet1.L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44" table:default-cell-style-name="ce2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project_name</text:p>
          </table:table-cell>
          <table:table-cell table:style-name="ce3"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table:style-name="ce3" office:value-type="string" calcext:value-type="string">
            <text:p>age_unit</text:p>
          </table:table-cell>
          <table:table-cell table:style-name="ce3"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table:style-name="ce3" office:value-type="string" calcext:value-type="string">
            <text:p>slicing_direction</text:p>
          </table:table-cell>
          <table:table-cell table:style-name="ce3" office:value-type="string" calcext:value-type="string">
            <text:p>processing_level</text:p>
          </table:table-cell>
          <table:table-cell table:style-name="ce3" office:value-type="string" calcext:value-type="string">
            <text:p>image_map_style</text:p>
          </table:table-cell>
          <table:table-cell table:style-name="ce1" office:value-type="string" calcext:value-type="string">
            <text:p>image_filename_pattern</text:p>
          </table:table-cell>
          <table:table-cell table:style-name="ce3" office:value-type="string" calcext:value-type="string">
            <text:p>directory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12/050036861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6/050036866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6/050037308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257/050037325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82/050036858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2/050037084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267/050037226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69/05003686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63/050036896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23/050037052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63/050037116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819/050037281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ux2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519/050037251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rik4-C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425/050037342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rik4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70/050037197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rik4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2/050036867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r5a1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3/050036994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tsr1-Cre_GN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185/050037318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tsr1-Cre_GN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44/050037084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58/050036855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678/050036867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valb-IRES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184/05003701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687/050036968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59/050037115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309/050037030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266/050036926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24/050037082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bp4-Cre_KL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04/050037080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cnn1a-Tg3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83/050037118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0/050036856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62/050036856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im1-Cre_KJ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84/05003719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im1-Cre_KJ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69/05003717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17a6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021/050036902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513/050036951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81/05003698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433/0500370433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884/050037088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32a1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512/050037051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32a1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62/050037076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934/050037093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00/050037330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369/050037336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598/050036859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st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125/050037112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st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631/050037263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st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915/050036891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st-IRES-C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194/050037219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158/050036915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068/050037206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yt6-Cre_KI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3088/0500373088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yt6-Cre_KI1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781/05003717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ac1-IRES2-C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80/050037078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ac1-IRES2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714/0500370714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h-Cre_FI1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05/0500371605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lx3-Cre_PL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967/050037196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lx3-Cre_PL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0607/0500370607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802/0500369802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6/0500369946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9949/0500369949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2781/0500372781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71650/0500371650-0INDEX.jp2</text:p>
          </table:table-cell>
          <table:table-cell table:number-columns-repeated="241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4" office:value-type="string" calcext:value-type="string">
            <text:p>Brain</text:p>
          </table:table-cell>
          <table:table-cell office:value-type="string" calcext:value-type="string">
            <text:p>Unknown</text:p>
          </table:table-cell>
          <table:table-cell table:style-name="ce5" office:value-type="string" calcext:value-type="string">
            <text:p>Serial two-photon tomography (STP)</text:p>
          </table:table-cell>
          <table:table-cell table:style-name="ce5" office:value-type="string" calcext:value-type="string">
            <text:p>Coronal </text:p>
          </table:table-cell>
          <table:table-cell table:number-columns-repeated="2" table:style-name="ce4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office:value-type="string" calcext:value-type="string">
            <text:p>./tissuecyte_data/0500368865/0500368865-0INDEX.jp2</text:p>
          </table:table-cell>
          <table:table-cell table:number-columns-repeated="241"/>
          <table:table-cell table:style-name="ce2" table:number-columns-repeated="2"/>
        </table:table-row>
        <table:table-row table:style-name="ro1" table:number-rows-repeated="104851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9:12:15.745242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9:18:18.991775462</dc:date>
    <meta:editing-cycles>16</meta:editing-cycles>
    <meta:editing-duration>PT1H4M48S</meta:editing-duration>
    <meta:generator>LibreOffice/4.2.8.2$Linux_X86_64 LibreOffice_project/420m0$Build-2</meta:generator>
    <meta:document-statistic meta:table-count="1" meta:cell-count="1024" meta:object-count="0"/>
  </office:meta>
</office:document-meta>
</file>